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2" svg:font-family="Calibri" style:font-family-generic="roman"/>
    <style:font-face style:name="Times New Roman" svg:font-family="'Times New Roman'" style:font-family-generic="roman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3.365cm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6" style:family="paragraph"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.353cm" fo:margin-bottom="0cm" fo:line-height="100%" fo:text-align="justify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353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1" fo:font-size="25pt" fo:letter-spacing="normal" fo:font-style="normal" style:text-underline-style="none" fo:font-weight="normal" style:font-size-asian="25pt" style:font-style-asian="normal" style:font-weight-asian="normal" style:font-name-complex="Times New Roman1" style:font-size-complex="2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normal" fo:font-style="normal" style:text-underline-style="none" fo:font-weight="normal" style:font-size-asian="30pt" style:font-style-asian="normal" style:font-weight-asian="normal" style:font-name-complex="Times New Roman1" style:font-size-complex="3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a">
        <style:list-level-properties text:space-before="1.271cm" text:min-label-width="1.26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1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9.209cm" svg:height="0.947cm" svg:x="0.731cm" svg:y="0.398cm" presentation:class="title" presentation:user-transformed="true">
          <draw:text-box>
            <text:p text:style-name="P1"><text:span text:style-name="T1">1</text:span></text:p>
          </draw:text-box>
        </draw:frame>
        <draw:frame draw:name="Content Placeholder 2" presentation:style-name="pr2" draw:text-style-name="P6" draw:layer="layout" svg:width="32.788cm" svg:height="16.056cm" svg:x="0.731cm" svg:y="2.262cm" presentation:class="outline" presentation:user-transformed="true">
          <draw:text-box>
            <text:list text:style-name="L2">
              <text:list-item>
                <text:p text:style-name="P3"><text:span text:style-name="T2">Understand the working flow of the AODV protocol implemented in ns2 and try to answer the following questions 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How to enable HELLO packets in AODV ? Name the file in which you can do it.</text:span></text:p>
                  </text:list-item>
                  <text:list-item>
                    <text:p text:style-name="P4"><text:span text:style-name="T2">What are the timers used in AODV protocol? What is the use of timer?</text:span></text:p>
                  </text:list-item>
                  <text:list-item>
                    <text:p text:style-name="P4"><text:span text:style-name="T2">Name the function in ns2 which gets executed in Network layer of AODV when receiving a packet by any node? Name the file in which this function is present?</text:span></text:p>
                  </text:list-item>
                  <text:list-item>
                    <text:p text:style-name="P4"><text:span text:style-name="T2">Name the function used in ns2 for AODV to update the route? Mention the filename where the function is present?</text:span></text:p>
                  </text:list-item>
                  <text:list-item>
                    <text:p text:style-name="P4"><text:span text:style-name="T2">Which function is invoked whenever the link layer reports a route failure? Name the filename also.</text:span></text:p>
                  </text:list-item>
                  <text:list-item>
                    <text:p text:style-name="P4"><text:span text:style-name="T2">What is local repair in a protocol? Name the local repair function for AODV in ns2? Name the .cc file.</text:span></text:p>
                  </text:list-item>
                  <text:list-item>
                    <text:p text:style-name="P4"><text:span text:style-name="T2">Which function is responsible for handling link failure? Name the .cc file.</text:span></text:p>
                  </text:list-item>
                  <text:list-item>
                    <text:p text:style-name="P4"><text:span text:style-name="T2">Which function is responsible for purging the routing table entries from the routing table? Name the .cc file.</text:span></text:p>
                  </text:list-item>
                </text:list>
              </text:list-item>
            </text:list>
            <text:p text:style-name="P5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1T11">
        <office:forms form:automatic-focus="false" form:apply-design-mode="false"/>
        <draw:frame draw:name="Content Placeholder 2" presentation:style-name="pr4" draw:text-style-name="P6" draw:layer="layout" svg:width="29.209cm" svg:height="15.387cm" svg:x="2.328cm" svg:y="1.77cm" presentation:class="outline" presentation:user-transformed="true">
          <draw:text-box>
            <text:list text:style-name="L2">
              <text:list-item>
                <text:p text:style-name="P7"><text:span text:style-name="T3">Add a new routing protocol named WFRP ( WSN Flooding Routing Protocol) in ns2 . Simulate it ( Take total number of nodes = 50, No. Of  Source nodes = 49, No.of Sink nodes = 1) . Write the pseudo code for the working of WFRP. ( Google search - WFRP in ns2)</text:span></text:p>
              </text:list-item>
            </text:list>
            <text:p text:style-name="P8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1">
        <office:forms form:automatic-focus="false" form:apply-design-mode="false"/>
        <draw:frame draw:name="Content Placeholder 2" presentation:style-name="pr4" draw:text-style-name="P6" draw:layer="layout" svg:width="29.209cm" svg:height="12.086cm" svg:x="2.097cm" svg:y="1.377cm" presentation:class="outline" presentation:user-transformed="true">
          <draw:text-box>
            <text:list text:style-name="L2">
              <text:list-item>
                <text:p text:style-name="P7"><text:span text:style-name="T3">Analyze the trace file obtained from WFRP protocol for 50 nodes and find the packet   delivery ratio, throughput and end to end delay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2" svg:font-family="Calibri" style:font-family-generic="roman"/>
    <style:font-face style:name="Times New Roman" svg:font-family="'Times New Roman'" style:font-family-generic="roman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text-align="start"/>
      <style:text-properties fo:font-size="28pt"/>
    </style:style>
    <style:style style:name="MP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7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8" style:family="paragraph">
      <style:paragraph-properties fo:text-align="start" style:font-independent-line-spacing="true"/>
      <style:text-properties fo:font-size="28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2" draw:text-style-name="MP8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5"><text:span text:style-name="MT2">Click to edit the outline text 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2">Seventh Outline Level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6"><text:date style:data-style-name="D1" text:date-value="2019-02-05">05/02/19</text:date></text:span></text:p>
        </draw:text-box>
      </draw:frame>
      <draw:frame draw:name="Footer Placeholder 4" presentation:style-name="Mpr3" draw:text-style-name="MP10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0" draw:layer="backgroundobjects" svg:width="7.619cm" svg:height="1.013cm" svg:x="23.918cm" svg:y="17.657cm" presentation:class="page-number" presentation:user-transformed="true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VENKATA PHANIKRISHNA balam</meta:initial-creator>
    <dc:creator>VENKATA PHANIKRISHNA balam</dc:creator>
    <meta:editing-cycles>2</meta:editing-cycles>
    <meta:creation-date>2019-02-05T03:40:40</meta:creation-date>
    <dc:date>2019-02-05T03:44:36</dc:date>
    <meta:editing-duration>PT3S</meta:editing-duration>
    <meta:generator>LibreOffice/4.2.8.2$Linux_X86_64 LibreOffice_project/420m0$Build-2</meta:generator>
    <meta:document-statistic meta:object-count="3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